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Name:<text:s text:c="5"/></text:span><text:span text:style-name="T3">Izma Daudiya</text:span></text:p>
      <text:p text:style-name="P1"><text:span text:style-name="T4">Roll No.:<text:s/></text:span><text:span text:style-name="T5">3053</text:span></text:p>
      <text:p text:style-name="P1"><text:span text:style-name="T6">Subject:<text:s text:c="2"/></text:span><text:span text:style-name="T7">CC-309 Introduction to AI and ML</text:span></text:p>
      <text:p text:style-name="P1"><text:span text:style-name="T8"/></text:p>
      <text:p text:style-name="P2"><text:span text:style-name="T9">Unit1 : Case Study - Creating a New Health Care Market with AI</text:span><text:span text:style-name="T10"/></text:p>
      <text:p text:style-name="P2"><text:span text:style-name="T11"/></text:p>
      <text:p text:style-name="P3"><text:span text:style-name="T12">Outline:</text:span></text:p>
      <text:p text:style-name="P3"><text:span text:style-name="T13">In the last, five to ten years, AI becoming more advantageous for the healthcare industry and going to have a significant impact on this industry. Healthcare Industries are applying AI to make a better and faster diagnosis than humans. AI can help doctors with diagnosis and can inform when patients are worsening so that medical help can reach to the patient before hospitalization.</text:span></text:p>
      <text:p text:style-name="P3"><text:span text:style-name="T14"/></text:p>
      <text:p text:style-name="P3"><text:span text:style-name="T15">Techniques:</text:span></text:p>
      <text:p text:style-name="P3"><text:span text:style-name="T16">Various AI techniques play a critical role in reshaping the healthcare market:</text:span></text:p>
      <text:list text:style-name="L4">
        <text:list-item>
          <text:p text:style-name="P4"><text:span text:style-name="T17">Machine Learning (ML):<text:s/></text:span><text:span text:style-name="T18">For analyzing patient data to predict diseases or treatment outcomes.</text:span></text:p>
        </text:list-item>
        <text:list-item>
          <text:p text:style-name="P4"><text:span text:style-name="T19">Natural Language Processing (NLP):<text:s/></text:span><text:span text:style-name="T20">To process clinical notes and unstructured data for insights.</text:span></text:p>
        </text:list-item>
        <text:list-item>
          <text:p text:style-name="P4"><text:span text:style-name="T21">Computer Vision:<text:s/></text:span><text:span text:style-name="T22">For interpreting medical images like X-rays, MRIs, and CT scans.</text:span></text:p>
        </text:list-item>
        <text:list-item>
          <text:p text:style-name="P4"><text:span text:style-name="T23">Robotic Process Automation (RPA):<text:s/></text:span><text:span text:style-name="T24">For automating administrative tasks such as patient scheduling and billing.</text:span></text:p>
        </text:list-item>
        <text:list-item>
          <text:p text:style-name="P4"><text:span text:style-name="T25">Deep Learning:<text:s/></text:span><text:span text:style-name="T26">For advanced applications like drug discovery and genomics analysis.</text:span></text:p>
        </text:list-item>
        <text:list-item>
          <text:p text:style-name="P4"><text:span text:style-name="T27">Reinforcement Learning:<text:s/></text:span><text:span text:style-name="T28">For optimizing treatment protocols and operational workflows.</text:span></text:p>
        </text:list-item>
      </text:list>
      <text:p text:style-name="P5"><text:span text:style-name="T29"/></text:p>
      <text:p text:style-name="P5"><text:span text:style-name="T30">Use of AI Techniques in Different Healthcare Areas:</text:span></text:p>
      <text:list text:style-name="L6">
        <text:list-item>
          <text:p text:style-name="P6"><text:span text:style-name="T30">AI-Powered Diagnostics:<text:s/></text:span><text:span text:style-name="T31">AI algorithms can analyze patient data, such as medical imaging or genomic profiles, to detect diseases early. An AI-based radiology platform analyzes X-rays for early detection of lung cancer, reducing misdiagnosis rates by 30%. Faster and more accurate diagnoses help patients receive timely treatment.</text:span></text:p>
        </text:list-item>
        <text:list-item>
          <text:p text:style-name="P6"><text:span text:style-name="T32">Predictive Healthcare:<text:s/></text:span><text:span text:style-name="T33">AI can analyze historical and real-time data to predict health risks. Wearables integrated with AI predict potential heart attacks based on user health patterns.Preventive measures can lower healthcare costs and save lives.</text:span></text:p>
        </text:list-item>
        <text:list-item>
          <text:p text:style-name="P6"><text:span text:style-name="T34">Telemedicine Platforms:<text:s/></text:span><text:span text:style-name="T35">AI-enabled platforms can connect patients with healthcare professionals remotely, reducing geographic barriers. A chatbot pre-screens symptoms, triages cases, and refers patients to appropriate specialists. Increases access to care in rural areas and reduces strain on healthcare facilities.</text:span></text:p>
        </text:list-item>
        <text:list-item>
          <text:p text:style-name="P6"><text:span text:style-name="T36">Drug Discovery and Development:<text:s/></text:span><text:span text:style-name="T37">AI accelerates drug development by identifying promising compounds and simulating their effects. An AI platform identifies a new treatment for rare diseases within months instead of years. Reduces costs and time-to-market for life-saving medications.</text:span></text:p>
        </text:list-item>
        <text:list-item>
          <text:p text:style-name="P6"><text:span text:style-name="T38">Operational Efficiency in Hospitals:<text:s/></text:span><text:span text:style-name="T39">Streamlining Administrative Work and Automating tasks like patient scheduling, billing, and medical record management. Predicting patient inflow and optimizing staff and bed availability.</text:span></text:p>
        </text:list-item>
        <text:list-item>
          <text:p text:style-name="P6"><text:span text:style-name="T40">Mental Health Care:<text:s/></text:span><text:span text:style-name="T41">Chatbots and virtual therapists provide cognitive behavioral therapy (CBT) and emotional support.AI analyzes speech patterns and social media activity to detect early signs of depression or suicidal tendencies.</text:span></text:p>
        </text:list-item>
        <text:list-item>
          <text:p text:style-name="P6"><text:span text:style-name="T42">Surgical Assistance:<text:s/></text:span><text:span text:style-name="T43">AI-powered robots like da Vinci Surgical System assist surgeons in performing minimally invasive surgeries with precision. AI analyzes imaging data to help surgeons plan complex procedures in advance.</text:span></text:p>
        </text:list-item>
        <text:list-item>
          <text:p text:style-name="P6"><text:span text:style-name="T44">Public Health Management:</text:span><text:span text:style-name="T45"><text:s/>AI monitors and analyzes data to predict disease outbreaks (e.g., flu trends or COVID-19 hotspots). AI helps governments and health organizations identify health risks and allocate resources efficiently.</text:span></text:p>
        </text:list-item>
        <text:list-item>
          <text:p text:style-name="P6"><text:span text:style-name="T46">Patient Monitoring and Wearables:<text:s/></text:span><text:span text:style-name="T47">Devices like smartwatches use AI to track vitals (e.g., heart rate, oxygen levels) and detect irregularities.AI-enabled platforms help manage conditions such as diabetes or hypertension by tracking glucose levels and blood pressure.</text:span></text:p>
        </text:list-item>
      </text:list>
      <text:p text:style-name="P7"><text:span text:style-name="T48"/></text:p>
      <text:p text:style-name="P7"><text:span text:style-name="T49">Conclusion:</text:span></text:p>
      <text:p text:style-name="P7"><text:span text:style-name="T50">AI offers transformative opportunities in healthcare by increasing efficiency, reducing costs, and improving outcomes. By addressing challenges and leveraging advanced AI techniques, a sustainable and inclusive healthcare market can be created to meet diverse needs globall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